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,Bold" svg:font-family="'Times New Roman,Bold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,Bold" fo:font-size="14pt" fo:font-weight="bold" officeooo:rsid="001c482e" officeooo:paragraph-rsid="0007a814" style:font-size-asian="14pt" style:font-weight-asian="bold"/>
    </style:style>
    <style:style style:name="P2" style:family="paragraph" style:parent-style-name="Standard">
      <style:paragraph-properties fo:text-align="center" style:justify-single-word="false"/>
      <style:text-properties style:font-name="Times New Roman,Bold" fo:font-size="14pt" fo:font-weight="bold" officeooo:paragraph-rsid="0007a814" style:font-size-asian="14pt" style:font-weight-asian="bold"/>
    </style:style>
    <style:style style:name="P3" style:family="paragraph" style:parent-style-name="Standard">
      <style:paragraph-properties fo:text-align="end" style:justify-single-word="false"/>
      <style:text-properties style:font-name="Times New Roman,Bold" fo:font-size="14pt" fo:font-weight="bold" officeooo:paragraph-rsid="0007a814" style:font-size-asian="14pt" style:font-weight-asian="bold"/>
    </style:style>
    <style:style style:name="P4" style:family="paragraph" style:parent-style-name="Standard">
      <style:paragraph-properties fo:text-align="center" style:justify-single-word="false"/>
      <style:text-properties officeooo:paragraph-rsid="0007a814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officeooo:paragraph-rsid="0007a814" style:font-size-asian="14pt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4pt" officeooo:rsid="000969ea" officeooo:paragraph-rsid="0007a814" style:font-size-asian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7a814" style:font-size-asian="14pt" style:font-weight-asian="bold"/>
    </style:style>
    <style:style style:name="P8" style:family="paragraph" style:parent-style-name="Standard">
      <style:paragraph-properties fo:text-align="end" style:justify-single-word="false"/>
      <style:text-properties officeooo:paragraph-rsid="0007a814"/>
    </style:style>
    <style:style style:name="P9" style:family="paragraph" style:parent-style-name="Standard">
      <style:paragraph-properties fo:text-align="end" style:justify-single-word="false"/>
      <style:text-properties officeooo:rsid="0001b0e8" officeooo:paragraph-rsid="0007a814"/>
    </style:style>
    <style:style style:name="P10" style:family="paragraph" style:parent-style-name="Standard">
      <style:paragraph-properties fo:line-height="150%" fo:text-align="justify" style:justify-single-word="false"/>
      <style:text-properties fo:font-size="14pt" officeooo:paragraph-rsid="000b156f" style:font-size-asian="14pt" style:font-size-complex="14pt"/>
    </style:style>
    <style:style style:name="P11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fo:font-size="14pt" fo:font-weight="normal" officeooo:rsid="000b156f" officeooo:paragraph-rsid="000b156f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line-height="150%" fo:text-align="center" style:justify-single-word="false"/>
      <style:text-properties fo:font-size="14pt" fo:font-weight="normal" officeooo:paragraph-rsid="000b156f" style:font-size-asian="14pt" style:font-weight-asian="normal" style:font-size-complex="14pt" style:font-weight-complex="normal"/>
    </style:style>
    <style:style style:name="P13" style:family="paragraph" style:parent-style-name="Standard" style:list-style-name="WW8Num76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0.635cm"/>
        </style:tab-stops>
      </style:paragraph-properties>
      <style:text-properties fo:font-size="14pt" officeooo:paragraph-rsid="000b156f" style:font-size-asian="14pt" style:font-size-complex="14pt"/>
    </style:style>
    <style:style style:name="P14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>
          <style:tab-stop style:position="0.635cm"/>
        </style:tab-stops>
      </style:paragraph-properties>
      <style:text-properties fo:font-size="14pt" fo:font-weight="normal" officeooo:rsid="000b156f" officeooo:paragraph-rsid="000b156f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,Bold" fo:font-size="14pt" fo:font-weight="normal" officeooo:rsid="00081e3a" officeooo:paragraph-rsid="00081e3a" style:font-size-asian="14pt" style:font-weight-asian="normal" style:font-size-complex="14pt" style:font-weight-complex="normal"/>
    </style:style>
    <style:style style:name="T1" style:family="text">
      <style:text-properties style:font-name="Times New Roman,Bold" fo:font-size="20pt" fo:font-weight="bold" style:font-size-asian="20pt" style:font-weight-asian="bold"/>
    </style:style>
    <style:style style:name="T2" style:family="text">
      <style:text-properties style:font-name="Times New Roman,Bold" fo:font-size="20pt" fo:language="en" fo:country="US" fo:font-weight="bold" officeooo:rsid="000a4181" style:font-size-asian="20pt" style:font-weight-asian="bold"/>
    </style:style>
    <style:style style:name="T3" style:family="text">
      <style:text-properties fo:language="en" fo:country="US" officeooo:rsid="0001b0e8"/>
    </style:style>
    <style:style style:name="T4" style:family="text">
      <style:text-properties fo:language="en" fo:country="US" officeooo:rsid="0007d2d2"/>
    </style:style>
    <style:style style:name="T5" style:family="text">
      <style:text-properties fo:language="uk" fo:country="UA" officeooo:rsid="0001b0e8"/>
    </style:style>
    <style:style style:name="T6" style:family="text">
      <style:text-properties style:font-name="Times New Roman" fo:font-size="14pt" style:font-size-asian="14pt"/>
    </style:style>
    <style:style style:name="T7" style:family="text">
      <style:text-properties style:font-name="Times New Roman" fo:font-size="14pt" officeooo:rsid="000969ea" style:font-size-asian="14pt"/>
    </style:style>
    <style:style style:name="T8" style:family="text">
      <style:text-properties style:font-name="Times New Roman" fo:font-size="14pt" officeooo:rsid="000b2919" style:font-size-asian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МІНІСТЕРСТВО ОСВІТИ І НАУКИ УКРАЇНИ</text:p>
      <text:p text:style-name="P2">НАЦІОНАЛЬНОМУ УНІВЕРСИТЕТІ “ЛЬВІВСЬКА</text:p>
      <text:p text:style-name="P2">ПОЛІТЕХНІКА”</text:p>
      <text:p text:style-name="P2"/>
      <text:p text:style-name="P2"/>
      <text:p text:style-name="P2">Кафедра систем штучного інтелекту</text:p>
      <text:p text:style-name="P2"/>
      <text:p text:style-name="P2"/>
      <text:p text:style-name="P2"/>
      <text:p text:style-name="P2"/>
      <text:p text:style-name="P2"/>
      <text:p text:style-name="P4"><text:span text:style-name="T1">Лабораторна робота №</text:span><text:span text:style-name="T2">10</text:span></text:p>
      <text:p text:style-name="P5">з дисципліни</text:p>
      <text:p text:style-name="P5">«<text:span text:style-name="T3">Ал</text:span><text:span text:style-name="T4">г</text:span><text:span text:style-name="T3">оритмізація</text:span><text:span text:style-name="T5"> і програмування</text:span>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Виконав:</text:p>
      <text:p text:style-name="P8"><text:span text:style-name="T6">студент групи КН-1</text:span><text:span text:style-name="T7">11</text:span></text:p>
      <text:p text:style-name="P6">Турик Олександр</text:p>
      <text:p text:style-name="P3">Викладач:</text:p>
      <text:p text:style-name="P9"><text:span text:style-name="T8">Г</text:span><text:span text:style-name="T6">асько Р.Т.</text:span></text:p>
      <text:p text:style-name="P5"/>
      <text:p text:style-name="P5"/>
      <text:p text:style-name="P7"/>
      <text:p text:style-name="P2"/>
      <text:p text:style-name="P1">Львів 2018</text:p>
      <text:p text:style-name="P1"/>
      <text:p text:style-name="P12"><text:soft-page-break/>Постановка завдання</text:p>
      <text:p text:style-name="P10">Написати програму, у якій створюються динамічні масиви й виконати їхню обробку у відповідності до свого варіанту.</text:p>
      <text:list xml:id="list2742770991" text:style-name="WW8Num76">
        <text:list-header>
          <text:p text:style-name="P13">Сформувати одновимірний масив. Знищити з нього елемент із заданим номером, додати елемент із заданим номером.</text:p>
        </text:list-header>
      </text:list>
      <text:p text:style-name="P14">Код</text:p>
      <text:p text:style-name="P11">#include &lt;stdio.h&gt;</text:p>
      <text:p text:style-name="P11">#include &lt;stdlib.h&gt;</text:p>
      <text:p text:style-name="P11">#include &lt;time.h&gt;</text:p>
      <text:p text:style-name="P11"/>
      <text:p text:style-name="P11">typedef struct {</text:p>
      <text:p text:style-name="P11"><text:tab/>int arrlen;</text:p>
      <text:p text:style-name="P11"><text:tab/>int number_todelete;</text:p>
      <text:p text:style-name="P11"><text:tab/>int add_number;</text:p>
      <text:p text:style-name="P11"><text:tab/>int add_value;</text:p>
      <text:p text:style-name="P11">}sets;</text:p>
      <text:p text:style-name="P11"/>
      <text:p text:style-name="P11">sets* getSettings();</text:p>
      <text:p text:style-name="P11">void delete_element(int *arr, sets *settings);</text:p>
      <text:p text:style-name="P11">void fill_random_numbers(int *arr, int arrlen);</text:p>
      <text:p text:style-name="P11">void add_element(int *arr, sets *settings);</text:p>
      <text:p text:style-name="P11"/>
      <text:p text:style-name="P11">int main()</text:p>
      <text:p text:style-name="P11">{</text:p>
      <text:p text:style-name="P11"><text:tab/>srand(time(NULL)); //array fills by random numbers and each time is different</text:p>
      <text:p text:style-name="P11"><text:tab/>sets *settings = getSettings();</text:p>
      <text:p text:style-name="P11"><text:tab/>int *arr = malloc(sizeof(int)*settings-&gt;arrlen); //memory allocation</text:p>
      <text:p text:style-name="P11"><text:tab/>fill_random_numbers(arr, settings-&gt;arrlen); <text:s text:c="2"/>// -&gt; means link on structure</text:p>
      <text:p text:style-name="P11"><text:tab/>delete_element(arr, settings);</text:p>
      <text:p text:style-name="P11"><text:tab/>add_element(arr, settings);</text:p>
      <text:p text:style-name="P11"><text:soft-page-break/>}</text:p>
      <text:p text:style-name="P11"/>
      <text:p text:style-name="P11">sets* getSettings() {</text:p>
      <text:p text:style-name="P11"><text:tab/>sets *i = malloc(sizeof(sets));</text:p>
      <text:p text:style-name="P11"/>
      <text:p text:style-name="P11"><text:tab/>fprintf(stdout, "Input length of array: ");</text:p>
      <text:p text:style-name="P11"><text:tab/>scanf("%d", &amp;(i-&gt;arrlen));</text:p>
      <text:p text:style-name="P11"/>
      <text:p text:style-name="P11"><text:tab/>fprintf(stdout, "Number to delete: ");</text:p>
      <text:p text:style-name="P11"><text:tab/>scanf("%d", &amp;(i-&gt;number_todelete));</text:p>
      <text:p text:style-name="P11"><text:tab/></text:p>
      <text:p text:style-name="P11"><text:tab/>fprintf(stdout, "Input number element after what we add ");</text:p>
      <text:p text:style-name="P11"><text:tab/>scanf("%d", &amp;(i-&gt;add_number));</text:p>
      <text:p text:style-name="P11"><text:tab/></text:p>
      <text:p text:style-name="P11"><text:tab/>fprintf(stdout, "Input value of element to add ");</text:p>
      <text:p text:style-name="P11"><text:tab/>scanf("%d", &amp;(i-&gt;add_value));</text:p>
      <text:p text:style-name="P11"><text:tab/>return i; <text:s/>// i uses for size of dynamic array</text:p>
      <text:p text:style-name="P11">}</text:p>
      <text:p text:style-name="P11">void fill_random_numbers(int *arr, int arrlen) {</text:p>
      <text:p text:style-name="P11"><text:tab/>for (int i = 0; i &lt; arrlen; i++) {</text:p>
      <text:p text:style-name="P11"><text:tab/><text:tab/>arr[i] = rand() % 99;</text:p>
      <text:p text:style-name="P11"><text:tab/><text:tab/>fprintf(stdout, "arr[%d] = %d\n", i, arr[i]);</text:p>
      <text:p text:style-name="P11"><text:tab/>}</text:p>
      <text:p text:style-name="P11">}</text:p>
      <text:p text:style-name="P11">void delete_element(int *arr, sets *settings) {</text:p>
      <text:p text:style-name="P11"><text:tab/>fprintf(stdout, "Purging %d element\n", settings-&gt;number_todelete);</text:p>
      <text:p text:style-name="P11"><text:tab/>int *tmp = malloc(sizeof(int)*settings-&gt;arrlen);</text:p>
      <text:p text:style-name="P11"><text:tab/>int i = 0, j = 0;</text:p>
      <text:p text:style-name="P11"><text:tab/>do {</text:p>
      <text:p text:style-name="P11"><text:tab/><text:tab/>if (i != settings-&gt;number_todelete) {</text:p>
      <text:p text:style-name="P11"><text:soft-page-break/><text:tab/><text:tab/><text:tab/>tmp[j] = arr[i];</text:p>
      <text:p text:style-name="P11"><text:tab/><text:tab/><text:tab/>fprintf(stdout, "new arr[%d] = %d\n", j, tmp[j]);</text:p>
      <text:p text:style-name="P11"><text:tab/><text:tab/><text:tab/>i++; j++;</text:p>
      <text:p text:style-name="P11"><text:tab/><text:tab/>}</text:p>
      <text:p text:style-name="P11"><text:tab/><text:tab/>else</text:p>
      <text:p text:style-name="P11"><text:tab/><text:tab/><text:tab/>i++;</text:p>
      <text:p text:style-name="P11"><text:tab/>} while (i &lt; settings-&gt;arrlen);</text:p>
      <text:p text:style-name="P11">}</text:p>
      <text:p text:style-name="P11"/>
      <text:p text:style-name="P11">void add_element(int *arr, sets *settings)</text:p>
      <text:p text:style-name="P11">{</text:p>
      <text:p text:style-name="P11">fprintf(stdout,"Adding %d element with value %d \n",settings-&gt;add_number, settings-&gt;add_value);</text:p>
      <text:p text:style-name="P11">int *tmp = malloc(sizeof(int)*settings-&gt;arrlen);</text:p>
      <text:p text:style-name="P11"><text:tab/>int i = 0, j = 0;</text:p>
      <text:p text:style-name="P11"><text:tab/>do {</text:p>
      <text:p text:style-name="P11"><text:tab/><text:tab/> <text:s text:c="3"/>if (i != settings-&gt;add_number) </text:p>
      <text:p text:style-name="P11"><text:tab/><text:tab/> <text:s text:c="3"/>{</text:p>
      <text:p text:style-name="P11"><text:tab/><text:tab/><text:tab/> <text:s text:c="3"/>tmp[j] = arr[i];</text:p>
      <text:p text:style-name="P11"><text:tab/><text:tab/><text:tab/> <text:s text:c="3"/>fprintf(stdout, "new arr[%d] = %d\n", j, tmp[j]);</text:p>
      <text:p text:style-name="P11"><text:tab/><text:tab/><text:tab/> <text:s text:c="3"/>i++; j++;</text:p>
      <text:p text:style-name="P11"><text:tab/><text:tab/> <text:s text:c="3"/>}</text:p>
      <text:p text:style-name="P11"><text:tab/> <text:s text:c="7"/>else</text:p>
      <text:p text:style-name="P11"><text:tab/> <text:s text:c="7"/>{</text:p>
      <text:p text:style-name="P11"><text:tab/> <text:s text:c="11"/>tmp[j]=arr[i];</text:p>
      <text:p text:style-name="P11"><text:tab/> <text:s text:c="11"/>tmp[j+1]= settings-&gt;add_value;</text:p>
      <text:p text:style-name="P11"><text:tab/> <text:s text:c="11"/>fprintf(stdout, "new arr[%d]= %d\n",j, tmp[j]);</text:p>
      <text:p text:style-name="P11"><text:tab/> <text:s text:c="11"/>fprintf(stdout, "new arr[%d]= %d\n",j+1,tmp[j+1]);</text:p>
      <text:p text:style-name="P11"><text:tab/> <text:s text:c="11"/>i++; j+=2;</text:p>
      <text:p text:style-name="P11"><text:tab/> <text:s text:c="7"/>}</text:p>
      <text:p text:style-name="P11"><text:soft-page-break/><text:tab/> <text:s text:c="3"/>}</text:p>
      <text:p text:style-name="P11"><text:tab/>while (i &lt; settings-&gt;arrlen);</text:p>
      <text:p text:style-name="P11"><text:tab/></text:p>
      <text:p text:style-name="P11"/>
      <text:p text:style-name="P11">}</text:p>
      <text:p text:style-name="P15">Результати виконання програми:</text:p>
      <text:p text:style-name="P15">Input length of array: 6</text:p>
      <text:p text:style-name="P15">Number to delete: 1</text:p>
      <text:p text:style-name="P15">Input number element after what we add 3</text:p>
      <text:p text:style-name="P15">Input value of element to add 78</text:p>
      <text:p text:style-name="P15">arr[0] = 53</text:p>
      <text:p text:style-name="P15">arr[1] = 19</text:p>
      <text:p text:style-name="P15">arr[2] = 55</text:p>
      <text:p text:style-name="P15">arr[3] = 49</text:p>
      <text:p text:style-name="P15">arr[4] = 20</text:p>
      <text:p text:style-name="P15">arr[5] = 25</text:p>
      <text:p text:style-name="P15">Purging 1 element</text:p>
      <text:p text:style-name="P15">new arr[0] = 53</text:p>
      <text:p text:style-name="P15">new arr[1] = 55</text:p>
      <text:p text:style-name="P15">new arr[2] = 49</text:p>
      <text:p text:style-name="P15">new arr[3] = 20</text:p>
      <text:p text:style-name="P15">new arr[4] = 25</text:p>
      <text:p text:style-name="P15">Adding 3 element with value 78 </text:p>
      <text:p text:style-name="P15">new arr[0] = 53</text:p>
      <text:p text:style-name="P15">new arr[1] = 19</text:p>
      <text:p text:style-name="P15">new arr[2] = 55</text:p>
      <text:p text:style-name="P15">new arr[3]= 49</text:p>
      <text:p text:style-name="P15">new arr[4]= 78</text:p>
      <text:p text:style-name="P15">new arr[5] = 20</text:p>
      <text:p text:style-name="P15">new arr[6] = 2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,Bold" svg:font-family="'Times New Roman,Bold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WW8Num144z0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76z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44" text:consecutive-numbering="true">
      <text:list-level-style-number text:level="1" text:style-name="WW8Num144z0" style:num-suffix=")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6" text:consecutive-numbering="true">
      <text:list-level-style-number text:level="1" text:style-name="WW8Num76z0" style:num-suffix="." style:num-format="1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0T21:05:36.287000000</meta:creation-date>
    <dc:date>2018-12-21T13:14:18.525000000</dc:date>
    <meta:editing-duration>PT29M18S</meta:editing-duration>
    <meta:editing-cycles>5</meta:editing-cycles>
    <meta:generator>LibreOffice/6.0.2.1$Windows_x86 LibreOffice_project/f7f06a8f319e4b62f9bc5095aa112a65d2f3ac89</meta:generator>
    <meta:document-statistic meta:table-count="0" meta:image-count="0" meta:object-count="0" meta:page-count="5" meta:paragraph-count="122" meta:word-count="439" meta:character-count="3136" meta:non-whitespace-character-count="2620"/>
  </office:meta>
</office:document-meta>
</file>